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5000003408DDCC17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.5cm" svg:x="3.4cm" svg:y="18.1cm">
          <text:p text:style-name="P1">Delete Booking screen which can be accessed from </text:p>
          <text:p text:style-name="P1">Bookings on the menu bar or the Manage Bookings screen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973cm" svg:height="15.994cm" svg:x="2.227cm" svg:y="1.006cm">
          <draw:image xlink:href="Pictures/1000020100000455000003408DDCC1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05:09.898000000</dc:date>
    <meta:editing-duration>PT14M26S</meta:editing-duration>
    <meta:editing-cycles>4</meta:editing-cycles>
    <meta:generator>LibreOffice/4.3.2.2$Windows_x86 LibreOffice_project/edfb5295ba211bd31ad47d0bad0118690f76407d</meta:generator>
    <meta:document-statistic meta:object-count="2"/>
  </office:meta>
</office:document-meta>
</file>